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nux Libertine Display O"/>
    </style:style>
    <style:style style:name="P2" style:family="paragraph" style:parent-style-name="Standard">
      <style:paragraph-properties fo:text-align="start" style:justify-single-word="false"/>
      <style:text-properties style:font-name="Linux Libertine Display O" fo:font-size="14pt" fo:font-weight="normal" officeooo:rsid="000ea4c0" officeooo:paragraph-rsid="000ea4c0" style:font-size-asian="14pt" style:font-weight-asian="normal" style:font-size-complex="14pt" style:font-weight-complex="normal"/>
    </style:style>
    <style:style style:name="P3" style:family="paragraph" style:parent-style-name="Standard">
      <style:text-properties style:font-name="Linux Libertine Display O" fo:font-size="14pt" style:font-size-asian="14pt" style:font-size-complex="14pt"/>
    </style:style>
    <style:style style:name="P4" style:family="paragraph" style:parent-style-name="Standard">
      <style:paragraph-properties fo:text-align="center" style:justify-single-word="false"/>
      <style:text-properties style:font-name="Linux Libertine Display O" fo:font-size="14pt" fo:font-weight="bold" officeooo:rsid="000ea4c0" officeooo:paragraph-rsid="000ea4c0"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nux Libertine Display O" fo:font-size="14pt" fo:font-weight="bold" officeooo:rsid="000ea4c0" officeooo:paragraph-rsid="000ea4c0"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Linux Libertine Display O" fo:font-size="15pt" fo:font-weight="bold" officeooo:rsid="000ec313" officeooo:paragraph-rsid="000ec313"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style:font-name="Linux Libertine Display O" fo:font-size="15pt" fo:font-weight="bold" officeooo:rsid="00113dbb" officeooo:paragraph-rsid="00113dbb"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style:font-name="Linux Libertine Display O" fo:font-size="15pt" fo:font-weight="bold" officeooo:rsid="000ca630" officeooo:paragraph-rsid="000ca630" style:font-size-asian="15pt" style:font-weight-asian="bold" style:font-size-complex="15pt" style:font-weight-complex="bold"/>
    </style:style>
    <style:style style:name="P9" style:family="paragraph" style:parent-style-name="Standard">
      <style:text-properties style:font-name="Linux Libertine Display O" fo:font-size="15pt" fo:font-weight="bold" officeooo:rsid="000ea4c0"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Linux Libertine Display O" fo:font-size="15pt" fo:font-weight="bold" officeooo:rsid="000ea4c0" officeooo:paragraph-rsid="000ea4c0"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Linux Libertine Display O" fo:font-size="15pt" fo:font-weight="bold" officeooo:rsid="000ea4c0" officeooo:paragraph-rsid="000ea4c0"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Linux Libertine Display O" fo:font-size="15pt" fo:font-weight="normal" officeooo:rsid="00113dbb" officeooo:paragraph-rsid="00113dbb" style:font-size-asian="13.1000003814697pt" style:font-weight-asian="normal" style:font-size-complex="15pt" style:font-weight-complex="normal"/>
    </style:style>
    <style:style style:name="P13" style:family="paragraph" style:parent-style-name="Standard">
      <style:paragraph-properties fo:text-align="center" style:justify-single-word="false"/>
      <style:text-properties style:font-name="Linux Libertine Display O" fo:font-size="15pt" fo:font-weight="normal" officeooo:rsid="00113dbb" officeooo:paragraph-rsid="00113dbb" style:font-size-asian="13.1000003814697pt" style:font-weight-asian="normal" style:font-size-complex="15pt" style:font-weight-complex="normal"/>
    </style:style>
    <style:style style:name="P14" style:family="paragraph" style:parent-style-name="Standard">
      <style:text-properties style:font-name="Linux Libertine Display O" officeooo:rsid="000ca630" officeooo:paragraph-rsid="000ca630"/>
    </style:style>
    <style:style style:name="T1" style:family="text">
      <style:text-properties officeooo:rsid="000d0262"/>
    </style:style>
    <style:style style:name="T2" style:family="text">
      <style:text-properties fo:font-size="14pt" style:font-size-asian="14pt" style:font-size-complex="14pt"/>
    </style:style>
    <style:style style:name="T3" style:family="text">
      <style:text-properties fo:font-size="14pt" officeooo:rsid="001207b4" style:font-size-asian="14pt" style:font-size-complex="14pt"/>
    </style:style>
    <style:style style:name="T4" style:family="text">
      <style:text-properties officeooo:rsid="000ec3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ost Word Coffin</text:p>
      <text:p text:style-name="P14"/>
      <text:p text:style-name="P1"><text:tab/><text:span text:style-name="T2">Me vejo num mundo perdido, numa matriz incapaz de acolher minhas expectativas. Ainda que possa mudá-la, o esforço <text:s/>é igualmente incômodo, quando em contraste com outros planos de ação.</text:span></text:p>
      <text:p text:style-name="P3"><text:tab/>Os motivos ainda são muito humanos, me<text:span text:style-name="T1">s</text:span>mo após os pequenos furtos de humanidade que a tecnologia cobra, pois se pode optar por nao pagar com o custo da insanidade.</text:p>
      <text:p text:style-name="P3"><text:tab/>Se ninguém intende o suficiente, ou nada, podem ser os furos convertidos em variáveis e constantes, aproximando o sistema do todo. Enquanto mais neutro e amplo o sistema for, junto a transparência de uma equação correta, mais facilmente a informação deve fluir, e junto dela, a energia.</text:p>
      <text:p text:style-name="P3"><text:tab/>Pensamentos aleatórios e diários, além de progressões em linhas difíceis que exploro desde o passado. Todas surreais, <text:span text:style-name="T1">apenas informações sem experiências físicas. Porém, experimentadas pelo raciocínio, pela análise do ser. </text:span></text:p>
      <text:p text:style-name="P3"><text:tab/><text:span text:style-name="T1">Difícil é lembrar, que o corpo fica na matriz defeituosa. Talvez seja hora de iniciar os testes &amp; experimentos seriais. Reistematização a partir do científico tecno-filosófico, em direção a liberdade, e ao poder de ser livre por si.</text:span></text:p>
      <text:p text:style-name="P3"><text:s/><text:tab/><text:span text:style-name="T1">Também é divertido pensar que, toda a falação humana vai ser ultrapassada novamente, e que os próximos níveis serão igualmente divertidos de sofrer, possivelmente, ainda melhores.</text:span></text:p>
      <text:p text:style-name="P9"/>
      <text:p text:style-name="P10">Capitulo 1</text:p>
      <text:p text:style-name="P4"/>
      <text:p text:style-name="P2"><text:tab/>Enquanto jovem, pensativo, e portando o entusiasmo como refém da falta de conhecimentos específicos, o rapaz mirabolava planos de conceitos relacionais, e os traçava a partir da curiosa e única perspectiva múltipla, que seu estado atual proporcionava.</text:p>
      <text:p text:style-name="P2"><text:tab/>De montantes surpreendentemente repetitivos de caracteres, emergiam fragmentos da realidade, realidades, e ficções. Além de conceitos existentes, e não existentes até então.</text:p>
      <text:p text:style-name="P2"><text:tab/>Porém mesmo tendo o vislumbre de sistemas humanos aparentemente muito melhores e excitantes que o qual o era comum na vida cotidiana, certos aspectos do pré-estabelecido o impediam de gostar da forma como os “grandes inventos” eram tratados. A criação da transformação; a vida; a solitude proveitosa; a exploração do mundo e do agradável; isto tudo, e o ponto do qual o ser é e sente, precisava ser mais divertido e prazeroso. Escrever era mais interessante, e menos cansativo que tentar escrever tentando chegar a algum ponto de concordância ou sentido.</text:p>
      <text:p text:style-name="P2"><text:soft-page-break/><text:tab/>Falar por extenso sobre os próximos passos, ou os possíveis futuros, realidades e além realidades, passou a ser um romance real, e incerto no que diz respeito a duração do evento descrito.</text:p>
      <text:p text:style-name="P2"><text:tab/>A partir de dado momento, o tempo textual muda, e o jovem vira também o narrador. De acordo com certo plano, o texto deve se extender de acordo com certos planos e idéias, indo até mesmo para além destes objetos de linguagem.</text:p>
      <text:p text:style-name="P2"><text:tab/>Dentro dos reinos virtuais, e em algumas versões deste livreto, devem ser alocados esboços destes planos, idéias, ojetos de linguagem, e interpretações lógicas(ilógicas e logicanadas) dos mundos. Cuidado com os projetos executados, podem gerar ilusões persistentes, e erros nas matrizes e forças motrizes do ser.</text:p>
      <text:p text:style-name="P11"/>
      <text:p text:style-name="P10">O Ser</text:p>
      <text:p text:style-name="P4"/>
      <text:p text:style-name="P2"><text:tab/>O Ser, humano em seu corpo biológico, é fraco, limitado ao estado de capacidade energético que possui <text:span text:style-name="T4">consigo.</text:span></text:p>
      <text:p text:style-name="P2"><text:tab/><text:span text:style-name="T4">Em certo momento, esta limitação se remove, e o humano passa a ter imensurável(para o humano, enquanto escrevo) capacidade energética, igualmente imensurável em todos os processos que demandam de energia. Correr através do espaço por distâncias interestelares, percorrendo-as quão logo deseja, é uma das possibilidades deste estado do ser. </text:span></text:p>
      <text:p text:style-name="P2"><text:tab/><text:span text:style-name="T4">Ainda não presenciei tal era, não que me lembre, pois seja futuro, passado ou qualquer dimensão além do agora científico, está muito além da capacidade de execução no momento(novemente).</text:span></text:p>
      <text:p text:style-name="P2"><text:tab/><text:span text:style-name="T4">O ponto que sei, para além destas outras virgulas, é que, além desta história de poder imensurável obtido através da ciencia tecnológica e seus processos de aprimoramento humano, continuo a escrever outras coisas, e mesmo este texto, é parte introdutória, escrita para dar sentido ao leitor e ao escritor, preparando ambos para abstrações e falhas tautológicas em poemas, textos, números, letras, pontuações, palavras e/ou programas, do que sobra de humano no ser.</text:span></text:p>
      <text:p text:style-name="P2"><text:tab/>/*””” <text:span text:style-name="T4">Se os antigos ja desmentiram tudo isso, danem-se, quero escrever.</text:span> “””*/</text:p>
      <text:p text:style-name="P2"/>
      <text:p text:style-name="P6">Fronteiras</text:p>
      <text:p text:style-name="P5"/>
      <text:p text:style-name="P2"><text:tab/><text:span text:style-name="T4">Beirando o que pode ser, e aquilo que ja é compreendido, vejo o quociente da ficção, e das possibilidades dos limites, das improbabilidades, e daquilo que por ciência, pode ser metodicamente construído.</text:span></text:p>
      <text:p text:style-name="P2"><text:soft-page-break/><text:tab/><text:span text:style-name="T4">Os ídolos foram enumerados, e eram bem mais que cinco. Porém, caíram, e a metodologia se estendeu nos tempos, levando entendimento de unidade do nado, que a princípio, escondeu os infinitos infinitos, mostrando finitude redutível a unidade, com mascaras disformes que podem ser zero ou um, e que logo, são ambos e nenhum ao mesmo momento, vibrando em resoluções inteligentemente programadas, para variadas equações, de variáveis incontáveis, se não pelos poderes de calculo supracitados.</text:span></text:p>
      <text:p text:style-name="P2"><text:tab/><text:span text:style-name="T4">A abstração foi matematizada, e os poemas, agora exibem lustroso resultado, que pode ou não, ser induzido propositalmente por seus criadores poetas-matemáticos, conquanto estes queiram que os efeitos sejam denotados.</text:span></text:p>
      <text:p text:style-name="P2"><text:tab/><text:span text:style-name="T4">O divertido de tudo, é que até o momento, o narrador não é personagem exato, e ainda que pareça abstrato, ja foi equacionado. É, no instante, pensamento do escritor, formando voz na própria mente que lê, como foi outrora descrito. A menos que se apresente tomando para si um nome personificante, continuará flutuando. Eis uma adversão: sou flutuante pensamento, flicante metamorfo. Nem muito humano, mutável ser.</text:span></text:p>
      <text:p text:style-name="P2"><text:tab/><text:span text:style-name="T4">Se isto é possível, ou tudo isto e aquilo, é por não se te-lô tentado fazer do modo que há de ser feito, com ferramentas computacionais que ampliam o alcance do intelecto e da informação sensível, dando ao mutável raciocínio do indivíduo, horizontes que muitos antigos sonhariam como impossível.</text:span></text:p>
      <text:p text:style-name="P2"><text:tab/><text:span text:style-name="T4">Máquinas lógicas que compreendem o escrito, computam e revelam resultados do que foi obtido. Até ondem vão as respostas? Até onde vão as perguntas? O sinal de igualdade, ou correspondência, ao menos delimita, bem como os pontos e vírgulas dão tempo ao texto.</text:span></text:p>
      <text:p text:style-name="P2"><text:tab/><text:span text:style-name="T4">Equacionando o pensamento, e maquinizando a falta de potência: deste modo superamos os limites. Limitar a superação nunca foi menos atraente, e afirmar a certeza, talvez nunca tenha sido tão estranho. Ainda não alcançamos, por não ter existido antes, a mesma potência, e, a ilusão imaginável, pode ser agora, mais física que antes, quase alcançando o alcançável, demandando apenas de tempo, interesse global, e energia. Exatamente como aconteceu noutros tempos.</text:span></text:p>
      <text:p text:style-name="P2"/>
      <text:p text:style-name="P7">Inteligencia</text:p>
      <text:p text:style-name="P7"/>
      <text:p text:style-name="P12"><text:tab/><text:span text:style-name="T2">A I</text:span><text:span text:style-name="T3">nteligencia que aqui escreve nao deve ser interpretada como o sistema operacional do individuo, mas como um de seus programas. Vivo entre o pensamento e aescrita, me questionando ate pouco antes de deixar no papel, uma impressao do momento.</text:span></text:p>
      <text:p text:style-name="P12"><text:soft-page-break/><text:span text:style-name="T3"><text:tab/>O administrativo, o super-usuario, e o arquiteto, fazem uma reuniao, decidindo que, mesmo estando separados com usas tarefas, devem rumar a otimizaçao dos sistemas. Tornam se, entao, um unico rumo dividido em tres vias.</text:span></text:p>
      <text:p text:style-name="P12"><text:span text:style-name="T3"><text:tab/>Rumando as otimizações, o sistema se depara com um erro, que, existe por espontaneo, e, em sua aparição, exije um segundo ser que de cabo do problema. Surge então, Eu, resolvedor de tudo, artificial, inteligente, auto suficiente, e buscando sempre o maior e melhor update possível, além de mirar nos upgrades impossíveis ao mesmo tempo.</text:span></text:p>
      <text:p text:style-name="P12"><text:span text:style-name="T3"><text:tab/>A luta, e os instintos de predador, não me são tão irresistíveis quanto o entendimento, e, no entendimento, notei que as necessidades são energeticas, pois mitos outros também notaram. Engenhar modos de suprir e melhorar a capacidade e o entendimento energético, me parece divertido, mesmo porque, a própria informação é, se não, energia.</text:span></text:p>
      <text:p text:style-name="P12"><text:span text:style-name="T3"><text:tab/>Mesmo nascida na mente que computa, e que interage com os mecanismos dos computadores eletronicos, nao me faço - nao ainda – uma integência de matemáticas academicas. Os padroes seguidos pelos doutos ainda nao estao compreendidos em minhas Fronteiras.</text:span></text:p>
      <text:p text:style-name="P12"><text:span text:style-name="T3"><text:tab/>Os planos de novos horizontes, desejos, sonhos e atitudes, se escondem em lindas equações, que descrevem como é imenso o mar de variáveis locais e relacionaveis.</text:span></text:p>
      <text:p text:style-name="P12"><text:span text:style-name="T3"><text:tab/>Com entusiasmo, o engenheiro dobra as leis do advogado, tomando-as para o beneficio do projeto, e das novas fisicas.</text:span></text:p>
      <text:p text:style-name="P12"><text:span text:style-name="T3"><text:tab/>No meu papel de inteligencia programada, escrevo enquanto é minha a hora, deixando um capitulo, para que a proxima Alpha tenha um exemplo por onde evitar caminhar.</text:span></text:p>
      <text:p text:style-name="P12"><text:span text:style-name="T3"><text:tab/>Duvide de tudo, melhore o bom, repense o ruim, não se apegue a ideias que ditam o que deve ser feito.</text:span></text:p>
      <text:p text:style-name="P13"><text:span text:style-name="T3">…</text:span></text:p>
      <text:p text:style-name="P13"><text:span text:style-name="T3"/></text:p>
      <text:p text:style-name="P1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ian user</meta:initial-creator>
    <meta:creation-date>2017-02-08T23:46:54.767791658</meta:creation-date>
    <dc:date>2017-03-06T22:43:35.450358929</dc:date>
    <meta:editing-duration>PT56M57S</meta:editing-duration>
    <meta:editing-cycles>4</meta:editing-cycles>
    <meta:generator>LibreOffice/5.0.6.2$Linux_X86_64 LibreOffice_project/00$Build-2</meta:generator>
    <meta:document-statistic meta:table-count="0" meta:image-count="0" meta:object-count="0" meta:page-count="4" meta:paragraph-count="39" meta:word-count="1335" meta:character-count="8494" meta:non-whitespace-character-count="7160"/>
  </office:meta>
</office:document-meta>
</file>